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95bf"/>
    </style:style>
    <style:style style:name="P6" style:family="paragraph" style:parent-style-name="Text_20_body" style:list-style-name="L1">
      <style:text-properties officeooo:rsid="00824464" officeooo:paragraph-rsid="006995bf"/>
    </style:style>
    <style:style style:name="P7" style:family="paragraph" style:parent-style-name="Text_20_body" style:list-style-name="L1">
      <style:text-properties officeooo:rsid="0085ddd1" officeooo:paragraph-rsid="006995bf"/>
    </style:style>
    <style:style style:name="P8" style:family="paragraph" style:parent-style-name="Text_20_body" style:list-style-name="L1">
      <style:text-properties fo:font-weight="bold" officeooo:rsid="006c51c4" officeooo:paragraph-rsid="006ce265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6c193b" officeooo:paragraph-rsid="006c193b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6ce265" officeooo:paragraph-rsid="006ce265" style:font-weight-asian="bold" style:font-weight-complex="bold"/>
    </style:style>
    <style:style style:name="P11" style:family="paragraph" style:parent-style-name="Text_20_body" style:list-style-name="L1">
      <style:text-properties officeooo:rsid="006ce265" officeooo:paragraph-rsid="006ce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a88a5" style:font-weight-asian="bold" style:font-weight-complex="bold"/>
    </style:style>
    <style:style style:name="T4" style:family="text">
      <style:text-properties officeooo:rsid="00824464"/>
    </style:style>
    <style:style style:name="T5" style:family="text">
      <style:text-properties officeooo:rsid="008452ce"/>
    </style:style>
    <style:style style:name="T6" style:family="text">
      <style:text-properties officeooo:rsid="006c51c4"/>
    </style:style>
    <style:style style:name="T7" style:family="text">
      <style:text-properties officeooo:rsid="006ce2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0972364353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009723654688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Un </text:span><text:span text:style-name="T5">escáner</text:span><text:span text:style-name="T4"> </text:span><text:span text:style-name="T5">es capaz de capturar imágenes a una resolución de 600ppp,</text:span><text:span text:style-name="T4"> con una profundidad de color de 24 bits. </text:span><text:span text:style-name="T5">La imagen que pretendemos digitalizar tiene un tamaño de 15x10 cm.</text:span></text:p>
          </table:table-cell>
        </table:table-row>
        <table:table-row table:style-name="TableLine2009723658496">
          <table:table-cell table:style-name="Tabla9.A2" table:number-columns-spanned="2" office:value-type="string">
            <text:list xml:id="list2873699650" text:style-name="L1">
              <text:list-item>
                <text:p text:style-name="P6">Indica la resolució<text:span text:style-name="T5">n de la imagen en unidades de</text:span> píxeles.</text:p>
                <text:p text:style-name="P9">1 Pulgada = 2,54 cm</text:p>
                <text:p text:style-name="P9">2,54 cm= 6<text:span text:style-name="T6">0</text:span>0 píxeles</text:p>
                <text:p text:style-name="P9">(15/2,54)*600 * (10/2,54)*600= 3.543 * 2.362 = 5.905,50 <text:span text:style-name="T6">pixeles</text:span></text:p>
              </text:list-item>
              <text:list-item>
                <text:p text:style-name="P6">Indica el tamaño de la imagen en unidades de Megapíxeles.</text:p>
                <text:p text:style-name="P10">3.543 * 2.362 = 8.368.566 Pixeles</text:p>
                <text:p text:style-name="P10">8.368.566 Pixeles → 8,36 Megapixeles</text:p>
              </text:list-item>
              <text:list-item>
                <text:p text:style-name="P6">Indica cuánto espacio de almacenamiento sería necesario emplear para guardar un fotograma en modo RAW.</text:p>
                <text:p text:style-name="P8">1 fotograma= 3,543x2,362= <text:span text:style-name="T7">8.368.566 pixeles</text:span></text:p>
                <text:p text:style-name="P10">1 Fotograma a bits= <text:s/>8.368.566*24= 200.845.584 bits</text:p>
                <text:p text:style-name="P10">1 Fotograma a bytes= <text:s/>200.845.584/8= 25.105.698 bytes</text:p>
                <text:p text:style-name="P10">1 Fotograma a MiB= <text:s/>25.105.698/(1024*1024)= 23,94 MiB</text:p>
              </text:list-item>
              <text:list-item>
                <text:p text:style-name="P7">Indica el tamaño de la imagen sabiendo que se va a guardar en formato jpg, con un factor de compresión 5:1</text:p>
                <text:p text:style-name="P11">Tamaño imagen jpg = <text:span text:style-name="T1">23,94 MiB / 5 = 4,78 MiB</text:span></text:p>
                <text:p text:style-name="P7"/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2T21:52:50.894000000</dc:date>
    <meta:editing-duration>PT9H13M35S</meta:editing-duration>
    <meta:editing-cycles>156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9" meta:word-count="164" meta:character-count="960" meta:non-whitespace-character-count="814"/>
  </office:meta>
</office:document-meta>
</file>